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, sans-serif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sans-serif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>
        <style:tab-stops>
          <style:tab-stop style:position="5.611in"/>
        </style:tab-stops>
      </style:paragraph-properties>
      <style:text-properties officeooo:paragraph-rsid="000ff2b7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officeooo:paragraph-rsid="000ff2b7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0ff2b7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5.611in"/>
        </style:tab-stops>
      </style:paragraph-properties>
      <style:text-properties officeooo:paragraph-rsid="000ff2b7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style:font-name="Times New Roman" fo:font-size="12pt" officeooo:paragraph-rsid="000ff2b7" style:letter-kerning="true" style:font-name-asian="SimSun" style:font-size-asian="12pt" style:language-asian="zh" style:country-asian="CN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orphans="0" fo:widows="0"/>
      <style:text-properties style:font-name="Times New Roman" fo:font-size="12pt" officeooo:paragraph-rsid="000ff2b7" style:letter-kerning="true" style:font-name-asian="SimSun" style:font-size-asian="12pt" style:language-asian="zh" style:country-asian="CN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style:font-name="Times New Roman" fo:font-size="12pt" officeooo:paragraph-rsid="000ff2b7" style:letter-kerning="true" style:font-name-asian="SimSun" style:font-size-asian="12pt" style:language-asian="zh" style:country-asian="CN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orphans="0" fo:widows="0"/>
      <style:text-properties style:font-name="Times New Roman" fo:font-size="12pt" fo:language="ru" fo:country="RU" officeooo:paragraph-rsid="000ff2b7" style:letter-kerning="true" style:font-name-asian="SimSun" style:font-size-asian="12pt" style:language-asian="zh" style:country-asian="CN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style:font-name="Times New Roman" fo:font-size="14pt" officeooo:paragraph-rsid="000ff2b7" style:letter-kerning="true" style:font-name-asian="SimSun" style:font-size-asian="14pt" style:language-asian="zh" style:country-asian="CN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style:font-name="Times New Roman" fo:font-size="14pt" officeooo:paragraph-rsid="000ff2b7" style:letter-kerning="true" style:font-name-asian="SimSun" style:font-size-asian="14pt" style:language-asian="zh" style:country-asian="CN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orphans="0" fo:widows="0" fo:text-indent="0.4925in" style:auto-text-indent="false"/>
      <style:text-properties style:font-name="Times New Roman" fo:font-size="14pt" officeooo:paragraph-rsid="000ff2b7" style:letter-kerning="true" style:font-name-asian="SimSun" style:font-size-asian="14pt" style:language-asian="zh" style:country-asian="CN" style:font-name-complex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/>
      <style:text-properties style:font-name="Times New Roman" fo:font-size="14pt" officeooo:paragraph-rsid="000ff2b7" style:letter-kerning="true" style:font-name-asian="SimSun" style:font-size-asian="14pt" style:language-asian="zh" style:country-asian="CN" style:font-name-complex="Times New Roman1" style:font-size-complex="14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.4925in" style:auto-text-indent="false"/>
      <style:text-properties style:font-name="Times New Roman" fo:font-size="14pt" officeooo:paragraph-rsid="000ff2b7" style:letter-kerning="true" style:font-name-asian="SimSun" style:font-size-asian="14pt" style:language-asian="zh" style:country-asian="CN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style:font-name="Times New Roman" fo:font-size="14pt" officeooo:paragraph-rsid="000ff2b7" style:letter-kerning="true" style:font-name-asian="SimSun" style:font-size-asian="14pt" style:language-asian="zh" style:country-asian="CN" style:font-name-complex="Times New Roman1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ff2b7" officeooo:paragraph-rsid="000ff2b7" style:font-size-asian="14pt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orphans="0" fo:widows="0" fo:text-indent="0.4925in" style:auto-text-indent="false"/>
      <style:text-properties style:font-name="Times New Roman" fo:font-size="20pt" officeooo:paragraph-rsid="000ff2b7" style:letter-kerning="true" style:font-name-asian="SimSun" style:font-size-asian="20pt" style:language-asian="zh" style:country-asian="CN" style:font-name-complex="Times New Roman1" style:font-size-complex="14pt"/>
    </style:style>
    <style:style style:name="P17" style:family="paragraph" style:parent-style-name="Text_20_body">
      <style:paragraph-properties fo:margin-top="0in" fo:margin-bottom="0.139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ff2b7" officeooo:paragraph-rsid="000ff2b7" style:text-blinking="false" fo:background-color="transparent" style:font-size-asian="14pt" style:font-name-complex="Times New Roman1" style:font-size-complex="14pt"/>
    </style:style>
    <style:style style:name="P19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background-color="#ffffff" fo:padding="0in" fo:border="none" style:writing-mode="lr-tb"/>
      <style:text-properties fo:font-variant="normal" fo:text-transform="none" fo:color="#515151" loext:opacity="100%" style:text-line-through-style="none" style:text-line-through-type="none" style:font-name="Roboto" fo:font-size="22.5pt" fo:font-style="normal" style:text-underline-style="none" fo:font-weight="normal" style:text-blinking="false" fo:background-color="transparent"/>
    </style:style>
    <style:style style:name="P20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20%" fo:background-color="#ffffff" fo:padding="0in" fo:border="none" style:writing-mode="lr-tb"/>
      <style:text-properties fo:font-variant="normal" fo:text-transform="none" fo:color="#515151" loext:opacity="100%" style:text-line-through-style="none" style:text-line-through-type="none" style:font-name="Georgia" fo:font-size="12pt" fo:font-style="normal" style:text-underline-style="none" fo:font-weight="normal" style:text-blinking="false" fo:background-color="transparen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orphans="0" fo:widows="0" fo:text-indent="0.4925in" style:auto-text-indent="false"/>
      <style:text-properties style:font-name="Times New Roman" fo:font-size="14pt" officeooo:rsid="0013b7f2" officeooo:paragraph-rsid="0013b7f2" style:letter-kerning="true" style:font-name-asian="SimSun" style:font-size-asian="14pt" style:language-asian="zh" style:country-asian="CN" style:font-name-complex="Times New Roman1" style:font-size-complex="14pt"/>
    </style:style>
    <style:style style:name="T1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1" style:font-size-complex="14pt"/>
    </style:style>
    <style:style style:name="T2" style:family="text">
      <style:text-properties style:font-name="Times New Roman" fo:font-size="14pt" fo:language="uk" fo:country="UA" style:letter-kerning="true" style:font-name-asian="SimSun" style:font-size-asian="14pt" style:language-asian="zh" style:country-asian="CN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ff2b7" style:font-size-asian="14pt" style:font-name-complex="Times New Roman1" style:font-size-complex="14pt"/>
    </style:style>
    <style:style style:name="T6" style:family="text">
      <style:text-properties style:font-name="Times New Roman" fo:font-size="16pt" fo:font-weight="bold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7" style:family="text">
      <style:text-properties style:font-name="Times New Roman" fo:font-size="16pt" fo:font-weight="bold" officeooo:rsid="0013b7f2" style:letter-kerning="true" style:font-name-asian="SimSun" style:font-size-asian="16pt" style:language-asian="zh" style:country-asian="CN" style:font-weight-asian="bold" style:font-name-complex="Times New Roman1" style:font-size-complex="16pt"/>
    </style:style>
    <style:style style:name="T8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9" style:family="text">
      <style:text-properties officeooo:rsid="0013b7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іністерство освіти та науки України</text:p>
      <text:p text:style-name="P9">Львівський національний університет імені Івана Франка</text:p>
      <text:p text:style-name="P5"/>
      <text:p text:style-name="P14">Факультет електроніки та</text:p>
      <text:p text:style-name="P14">комп’ютерних технологій</text:p>
      <text:p text:style-name="P9"/>
      <text:p text:style-name="P9"/>
      <text:p text:style-name="P9"/>
      <text:p text:style-name="P11"/>
      <text:p text:style-name="P9"/>
      <text:p text:style-name="P16">Звіт</text:p>
      <text:p text:style-name="P9">Про виконання лабораторної роботи №<text:span text:style-name="T9">1</text:span></text:p>
      <text:p text:style-name="P1"><text:span text:style-name="T6">«</text:span><text:span text:style-name="T7">Знайомство з Python</text:span><text:span text:style-name="T6">»</text:span></text:p>
      <text:p text:style-name="P9"/>
      <text:p text:style-name="P12"/>
      <text:p text:style-name="P6"/>
      <text:p text:style-name="P8"/>
      <text:p text:style-name="P8"/>
      <text:p text:style-name="P7"/>
      <text:p text:style-name="P12"/>
      <text:p text:style-name="P14">Виконав:</text:p>
      <text:p text:style-name="P2"><text:span text:style-name="T1">Ф</text:span><text:span text:style-name="T2">е</text:span><text:span text:style-name="T1">І-51</text:span></text:p>
      <text:p text:style-name="P2"><text:bookmark text:name="_GoBack"/><text:span text:style-name="T2">Гладій П. М.</text:span><text:span text:style-name="T1"> </text:span></text:p>
      <text:p text:style-name="P14">Перевірив:</text:p>
      <text:p text:style-name="P21">Назаркевич М. А.</text:p>
      <text:p text:style-name="P13"/>
      <text:p text:style-name="P13"/>
      <text:p text:style-name="P13"/>
      <text:p text:style-name="P10"/>
      <text:p text:style-name="P10">Львів-2022</text:p>
      <text:p text:style-name="P3"><text:soft-page-break/><text:span text:style-name="T3">Мета <text:s/>роботи</text:span><text:span text:style-name="T4">: <text:s/></text:span><text:span text:style-name="T5">Освоїти базові методи роботи з python</text:span></text:p>
      <text:p text:style-name="P15">Завдання:</text:p>
      <text:p text:style-name="P18"><text:bookmark text:name="docs-internal-guid-f290936f-7fff-a90a-045d-6f84cf768a62"/>1. Напишіть програму на Python для друку наступної строки у визначеному форматі (см. Вивід). </text:p>
      <text:p text:style-name="P19">Буває часом сліпну від краси</text:p>
      <text:p text:style-name="P20">Буває, часом сліпну від краси.<text:line-break/>Спинюсь, не тямлю, що воно за диво,—<text:line-break/>оці степи, це небо, ці ліси,<text:line-break/>усе так гарно, чисто, незрадливо,<text:line-break/>усе як є — дорога, явори,<text:line-break/>усе моє, все зветься — Україна.<text:line-break/>Така краса, висока і нетлінна,<text:line-break/>що хоч спинись і з Богом говори.</text:p>
      <text:p text:style-name="Text_20_body"/>
      <text:p text:style-name="P17">2. Напишіть програму на Python, щоб отримати версію Python, яку ви використовуєте. </text:p>
      <text:p text:style-name="Text_20_body"/>
      <text:p text:style-name="P17">3. Напишіть програму на Python для відображення поточних дат та часу.</text:p>
      <text:p text:style-name="P17">Приклад виведення:</text:p>
      <text:p text:style-name="P17">Текуча дата і час:</text:p>
      <text:p text:style-name="P17">2014-07-05 14:34:14</text:p>
      <text:p text:style-name="Text_20_body"/>
      <text:p text:style-name="P17">4. Напишіть програму на Python, яка приймає радіус круги від користувача та обчислює площа. </text:p>
      <text:p text:style-name="P17">Приклад виведення:</text:p>
      <text:p text:style-name="P17">г = 1,1</text:p>
      <text:p text:style-name="P17">Площа = 3.8013271108436504</text:p>
      <text:p text:style-name="Text_20_body"/>
      <text:p text:style-name="P17">5. Напишіть програму на Python, яка приймає ім'я та фамілію користувача та друкує їх у прямому порядку з пробелом між ними. </text:p>
      <text:p text:style-name="Text_20_body"/>
      <text:p text:style-name="P17">6. Напишіть програму на Python, яка приймає від користувача наступну послідовність чисел, розділених запитів та генерує список та кортеж з цими числами. </text:p>
      <text:p text:style-name="P17"><text:soft-page-break/>Примірні дані: 3, 5, 7, 23</text:p>
      <text:p text:style-name="P17">Вихід:</text:p>
      <text:p text:style-name="P17">Список: ['3', '5', '7', '23']</text:p>
      <text:p text:style-name="P17">Кортеж: («3», «5», «7», «23»)</text:p>
      <text:p text:style-name="Text_20_body"/>
      <text:p text:style-name="P17">7. Напишіть програму на Python, яка прийме ім'я користувача від користувача, і розширюйте його розширення. </text:p>
      <text:p text:style-name="P17">Примірник файлу: abc.java</text:p>
      <text:p text:style-name="P17">Вивод: Java</text:p>
      <text:p text:style-name="Text_20_body"/>
      <text:p text:style-name="P17">8. Напишіть програму на Python для відображення першого та останнього квітів із наступного списку. </text:p>
      <text:p text:style-name="P17">color_list = ["Червоний", "Зелений", "Білий", "Чорний"]</text:p>
      <text:p text:style-name="Text_20_body"/>
      <text:p text:style-name="P17">9. Напишіть програму на Python для відображення розпису екзаменов. (виведіть дату з exam_st_date). </text:p>
      <text:p text:style-name="P17">exam_st_date = (11, 12, 2014)</text:p>
      <text:p text:style-name="P17">Приклад виведення: Екзамен начнеться з: 12.11.2014</text:p>
      <text:p text:style-name="Text_20_body"/>
      <text:p text:style-name="P17">10. Напишіть програму на Python, яка приймає ціле число (n) і обчислює значення n + nn + nnn. </text:p>
      <text:p text:style-name="P17">Наприклад значення n рівно 5</text:p>
      <text:p text:style-name="P17">Очікуваний результат: 615</text:p>
      <text:p text:style-name="Text_20_body"/>
      <text:p text:style-name="P17">11. Напишіть програму на Python для друку документів (синтаксис, опис та т. Д.) Вбудовані функції Python.</text:p>
      <text:p text:style-name="P17">Приклад функції: abs ()</text:p>
      <text:p text:style-name="P17">Ожидаемый результат:</text:p>
      <text:p text:style-name="P17">абс (число) -&gt; число</text:p>
      <text:p text:style-name="P17">Вернути абсолютне значення аргументу.</text:p>
      <text:p text:style-name="Text_20_body"><text:soft-page-break/></text:p>
      <text:p text:style-name="P17">12. Напишіть програму на Python для друку календаря з вказаним місяцем і роком.</text:p>
      <text:p text:style-name="P17">Примітка. Використовуйте модуль «календар».</text:p>
      <text:p text:style-name="Text_20_body"/>
      <text:p text:style-name="P17">13. Напишіть програму на Python, щоб роздрукувати наступний тут документ. </text:p>
      <text:p text:style-name="P17">Приклад рядка:</text:p>
      <text:p text:style-name="P17">рядок, якого вам не уникнути</text:p>
      <text:p text:style-name="P17">це</text:p>
      <text:p text:style-name="P17">це ....... багаторядковий</text:p>
      <text:p text:style-name="P17">рядок heredoc --------&gt; приклад</text:p>
      <text:p text:style-name="Text_20_body"/>
      <text:p text:style-name="P17">14. Напишіть програму на Python для розсилки кількох днів між двома датами.</text:p>
      <text:p text:style-name="P17">Дати вибору: (2014, 7, 2), (2014, 7, 11)</text:p>
      <text:p text:style-name="P17">Очікуваний вихід: 9 днів</text:p>
      <text:p text:style-name="Text_20_body"/>
      <text:p text:style-name="P17">15. Напишіть програму на Python, щоб отримати обсяг послуг із радіусом 6.</text:p>
      <text:p text:style-name="Text_20_body"/>
      <text:p text:style-name="P17">16. Напишіть програму на Python, щоб отримати роздільник між заданим числом і 17, якщо число більше 17, верніть подвійну абсолютну різницю. </text:p>
      <text:p text:style-name="Text_20_body"/>
      <text:p text:style-name="P17">17. Напишіть програму на Python, щоб перевірити, знаходиться число в межах 100 від 1000 або 2000. </text:p>
      <text:p text:style-name="Text_20_body"/>
      <text:p text:style-name="P17">18. Напишіть програму на мові Python для розсилки сумми трьох заданих чисел, якщо значення рівні, тоді верніть тричі їх суму. </text:p>
      <text:p text:style-name="Text_20_body"/>
      <text:p text:style-name="P17">19. Напишіть програму на Python, щоб отримати новий рядок із заданого рядка, де «Is» було додано вперед. Якщо заданий рядок вже починається з «Є», поверніть рядок без змін. </text:p>
      <text:p text:style-name="Text_20_body"/>
      <text:p text:style-name="P17"><text:soft-page-break/>20. Напишіть програму на Python, щоб отримати рядок, яка є n (невід’ємним цілим числом) копії цього рядка. </text:p>
      <text:p text:style-name="P17">21. Напишіть програму на Python, щоб виявити, що це дане число (прийняте від користувача) своїм чи невідомим, розповсюджуйте відповідне повідомлення для користувача. </text:p>
      <text:p text:style-name="Text_20_body"/>
      <text:p text:style-name="P17">22. Напишіть програму на Python для підсчета числа 4 у данному списку. </text:p>
      <text:p text:style-name="Text_20_body"/>
      <text:p text:style-name="P17">23. Напишіть програму на Python, щоб отримати n (неотрицательные целые) копії перших 2 символів цього рядка. Вернути n копію всієї строки, якщо довжина менше 2. </text:p>
      <text:p text:style-name="Text_20_body"/>
      <text:p text:style-name="P17">24. Напишіть програму на Python, щоб перевірити, є пропущеною буквою голосної чи ні. </text:p>
      <text:p text:style-name="Text_20_body"/>
      <text:p text:style-name="P17">25. Напишіть програму на Python для перевірки, змісту або вказаного значення в групі значень. </text:p>
      <text:p text:style-name="P17">Тестові дані:</text:p>
      <text:p text:style-name="P17">3 -&gt; [1, 5, 8, 3]: Верно</text:p>
      <text:p text:style-name="P17">-1 -&gt; [1, 5, 8, 3]: Невірно</text:p>
      <text:p text:style-name="Text_20_body"><text:line-break/><text:span text:style-name="T5">Код програми:</text:span></text:p>
      <text:p text:style-name="Text_20_body">from datetime import date</text:p>
      <text:p text:style-name="Text_20_body">import math</text:p>
      <text:p text:style-name="Text_20_body">import sys</text:p>
      <text:p text:style-name="Text_20_body">import pendulum</text:p>
      <text:p text:style-name="Text_20_body">import magic</text:p>
      <text:p text:style-name="Text_20_body">import calendar <text:s/></text:p>
      <text:p text:style-name="Text_20_body">import re</text:p>
      <text:p text:style-name="Text_20_body"/>
      <text:p text:style-name="Text_20_body">print("Part 1")</text:p>
      <text:p text:style-name="Text_20_body">print( """"</text:p>
      <text:p text:style-name="Text_20_body">Буває часом сліпну від краси</text:p>
      <text:p text:style-name="Text_20_body">Буває, часом сліпну від краси.</text:p>
      <text:p text:style-name="Text_20_body"><text:soft-page-break/>Спинюсь, не тямлю, що воно за диво,—</text:p>
      <text:p text:style-name="Text_20_body">оці степи, це небо, ці ліси,</text:p>
      <text:p text:style-name="Text_20_body">усе так гарно, чисто, незрадливо,</text:p>
      <text:p text:style-name="Text_20_body">усе як є — дорога, явори,</text:p>
      <text:p text:style-name="Text_20_body">усе моє, все зветься — Україна.</text:p>
      <text:p text:style-name="Text_20_body">Така краса, висока і нетлінна,</text:p>
      <text:p text:style-name="Text_20_body">що хоч спинись і з Богом говори.</text:p>
      <text:p text:style-name="Text_20_body">"""</text:p>
      <text:p text:style-name="Text_20_body">)</text:p>
      <text:p text:style-name="Text_20_body"/>
      <text:p text:style-name="Text_20_body">print("Part 2")</text:p>
      <text:p text:style-name="Text_20_body">print("Python version ", sys.version)</text:p>
      <text:p text:style-name="Text_20_body"/>
      <text:p text:style-name="Text_20_body">print("Part 3")</text:p>
      <text:p text:style-name="Text_20_body">print(pendulum.now().to_datetime_string())</text:p>
      <text:p text:style-name="Text_20_body"/>
      <text:p text:style-name="Text_20_body">print("Part 4")</text:p>
      <text:p text:style-name="Text_20_body">r = float(input("Input radius "))</text:p>
      <text:p text:style-name="Text_20_body">print(math.pi*r*r)</text:p>
      <text:p text:style-name="Text_20_body"/>
      <text:p text:style-name="Text_20_body">print("Part 5")</text:p>
      <text:p text:style-name="Text_20_body">name = input("Input name ")</text:p>
      <text:p text:style-name="Text_20_body">surname = input("Input surname ")</text:p>
      <text:p text:style-name="Text_20_body">print("{} {}".format(name, surname))</text:p>
      <text:p text:style-name="Text_20_body"/>
      <text:p text:style-name="Text_20_body">print("Part 6")</text:p>
      <text:p text:style-name="Text_20_body">l = list()</text:p>
      <text:p text:style-name="Text_20_body">for i in range(0, 6):</text:p>
      <text:p text:style-name="Text_20_body"><text:s text:c="4"/>num = input("Input number ")</text:p>
      <text:p text:style-name="Text_20_body"><text:s text:c="4"/>l.append(num)</text:p>
      <text:p text:style-name="Text_20_body">print("List ", l)</text:p>
      <text:p text:style-name="Text_20_body">print("Tuple ", tuple(l))</text:p>
      <text:p text:style-name="Text_20_body"><text:soft-page-break/></text:p>
      <text:p text:style-name="Text_20_body">print("Part 7")</text:p>
      <text:p text:style-name="Text_20_body">print(magic.from_file('/Users/pavlohladii/Documents/Study/Computer_math/Lab_1/lab_1.py'))</text:p>
      <text:p text:style-name="Text_20_body"/>
      <text:p text:style-name="Text_20_body">print("Part 8")</text:p>
      <text:p text:style-name="Text_20_body">color_list = ["Червоний", "Зелений", "Білий", "Чорний"]</text:p>
      <text:p text:style-name="Text_20_body">print(color_list[0], color_list[-1])</text:p>
      <text:p text:style-name="Text_20_body"/>
      <text:p text:style-name="Text_20_body">print("Part 9")</text:p>
      <text:p text:style-name="Text_20_body">exam_st_date = (11, 12, 2014)</text:p>
      <text:p text:style-name="Text_20_body">print("Екзамен начнеться з: ", pendulum.datetime(</text:p>
      <text:p text:style-name="Text_20_body"><text:s text:c="4"/>int(exam_st_date[2]), int(exam_st_date[1]), int(exam_st_date[0])).to_datetime_string())</text:p>
      <text:p text:style-name="Text_20_body"/>
      <text:p text:style-name="Text_20_body">print("Part 10")</text:p>
      <text:p text:style-name="Text_20_body">n = input("Number ")</text:p>
      <text:p text:style-name="Text_20_body">print(int(n) + int(n*2) + int(n*3))</text:p>
      <text:p text:style-name="Text_20_body"/>
      <text:p text:style-name="Text_20_body">print("Part 11")</text:p>
      <text:p text:style-name="Text_20_body">print(help(abs))</text:p>
      <text:p text:style-name="Text_20_body"/>
      <text:p text:style-name="Text_20_body">print("Part 12")</text:p>
      <text:p text:style-name="Text_20_body">yy = int(input("Enter year: ")) <text:s/></text:p>
      <text:p text:style-name="Text_20_body">mm = int(input("Enter month: ")) <text:s/></text:p>
      <text:p text:style-name="Text_20_body">print(calendar.month(yy,mm)) <text:s/></text:p>
      <text:p text:style-name="Text_20_body"/>
      <text:p text:style-name="Text_20_body">print("Part 13")</text:p>
      <text:p text:style-name="Text_20_body">print("""рядок, якого вам не уникнути</text:p>
      <text:p text:style-name="Text_20_body">це</text:p>
      <text:p text:style-name="Text_20_body">це ....... багаторядковий</text:p>
      <text:p text:style-name="Text_20_body">рядок heredoc --------&gt; приклад</text:p>
      <text:p text:style-name="Text_20_body">""")</text:p>
      <text:p text:style-name="Text_20_body"/>
      <text:p text:style-name="Text_20_body"><text:soft-page-break/>print("Part 14")</text:p>
      <text:p text:style-name="Text_20_body">now = pendulum.parse("2014/07/02")</text:p>
      <text:p text:style-name="Text_20_body">future = pendulum.parse("2014/07/11")</text:p>
      <text:p text:style-name="Text_20_body">delta = future - now</text:p>
      <text:p text:style-name="Text_20_body">print(delta.in_words())</text:p>
      <text:p text:style-name="Text_20_body">print(delta.in_days(), " days")</text:p>
      <text:p text:style-name="Text_20_body"/>
      <text:p text:style-name="Text_20_body">print("Part 15")</text:p>
      <text:p text:style-name="Text_20_body">print("Can`t understand")</text:p>
      <text:p text:style-name="Text_20_body"/>
      <text:p text:style-name="Text_20_body">print("Part 16")</text:p>
      <text:p text:style-name="Text_20_body">num = int(input("Number "))</text:p>
      <text:p text:style-name="Text_20_body">print( 17 - num if num &lt; 17 else abs(17-num)*2 )</text:p>
      <text:p text:style-name="Text_20_body"/>
      <text:p text:style-name="Text_20_body">print("Part 17")</text:p>
      <text:p text:style-name="Text_20_body">num = int(input("Number "))</text:p>
      <text:p text:style-name="Text_20_body">print( "100&gt;num&gt;1000" if num in range(100, 1000) else "1000&gt;num&gt;2000" if num in range(1000, 2000) else "num not correct" )</text:p>
      <text:p text:style-name="Text_20_body"/>
      <text:p text:style-name="Text_20_body">print("Part 18")</text:p>
      <text:p text:style-name="Text_20_body">num1 = int(input("Number 1 "))</text:p>
      <text:p text:style-name="Text_20_body">num2 = int(input("Number 2 "))</text:p>
      <text:p text:style-name="Text_20_body">num3 = int(input("Number 3 "))</text:p>
      <text:p text:style-name="Text_20_body">if num1 + num2 == num1 + num3 and num1 + num3 == num2 + num3:</text:p>
      <text:p text:style-name="Text_20_body"><text:s text:c="4"/>for i in range(0, 3):</text:p>
      <text:p text:style-name="Text_20_body"><text:s text:c="8"/>print(num1+num2)</text:p>
      <text:p text:style-name="Text_20_body"><text:s text:c="8"/></text:p>
      <text:p text:style-name="Text_20_body">print("Part 19")</text:p>
      <text:p text:style-name="Text_20_body">string = input("String: ")</text:p>
      <text:p text:style-name="Text_20_body">print( string if len(string) &gt; 0 and string[0] in ["Є", "є"] else "Is " + string )</text:p>
      <text:p text:style-name="Text_20_body"/>
      <text:p text:style-name="Text_20_body">print("Part 20")</text:p>
      <text:p text:style-name="Text_20_body"><text:soft-page-break/>s = input("String: ")</text:p>
      <text:p text:style-name="Text_20_body">n = int(input("Number: "))</text:p>
      <text:p text:style-name="Text_20_body">print(s[0:n])</text:p>
      <text:p text:style-name="Text_20_body"/>
      <text:p text:style-name="Text_20_body">print("Part 21")</text:p>
      <text:p text:style-name="Text_20_body">user_input = input("text: ")</text:p>
      <text:p text:style-name="Text_20_body">num_format = re.compile(r'^\-?[1-9][0-9]*\.?[0-9]*')</text:p>
      <text:p text:style-name="Text_20_body">print("number" if re.match(num_format, user_input) else "not number")</text:p>
      <text:p text:style-name="Text_20_body"/>
      <text:p text:style-name="Text_20_body">print("Part 22")</text:p>
      <text:p text:style-name="Text_20_body">user_input = input("text: ")</text:p>
      <text:p text:style-name="Text_20_body">print(user_input.count('4'))</text:p>
      <text:p text:style-name="Text_20_body"/>
      <text:p text:style-name="Text_20_body">print("Part 23")</text:p>
      <text:p text:style-name="Text_20_body">s = input("text: ")</text:p>
      <text:p text:style-name="Text_20_body">n = int(input("Number: "))</text:p>
      <text:p text:style-name="Text_20_body">print(s[0:2]*n if len(s)&gt;2 else s*n)</text:p>
      <text:p text:style-name="Text_20_body"/>
      <text:p text:style-name="Text_20_body">print("Part 24")</text:p>
      <text:p text:style-name="Text_20_body">golosni = "аеєиіїоуюя"</text:p>
      <text:p text:style-name="Text_20_body"/>
      <text:p text:style-name="Text_20_body">letter = input("Input letter for reading:\n")</text:p>
      <text:p text:style-name="Text_20_body">if letter.lower() in golosni:</text:p>
      <text:p text:style-name="Text_20_body"><text:s text:c="4"/>print("Golosna")</text:p>
      <text:p text:style-name="Text_20_body">else:</text:p>
      <text:p text:style-name="Text_20_body"><text:s text:c="4"/>print("Prygolosna")</text:p>
      <text:p text:style-name="Text_20_body"/>
      <text:p text:style-name="Text_20_body">print("Part 25")</text:p>
      <text:p text:style-name="Text_20_body">r = list()</text:p>
      <text:p text:style-name="Text_20_body">n = int(input("Input list len: "))</text:p>
      <text:p text:style-name="Text_20_body">for i in range(0, n):</text:p>
      <text:p text:style-name="Text_20_body"><text:s text:c="4"/>r.append(int(input("Input list len: ")))</text:p>
      <text:p text:style-name="Text_20_body"><text:soft-page-break/>n = int(input("Input tests number: "))</text:p>
      <text:p text:style-name="Text_20_body">for i in range(0, n):</text:p>
      <text:p text:style-name="Text_20_body"><text:s text:c="4"/>t = int(input("Input list len: "))</text:p>
      <text:p text:style-name="Text_20_body"><text:s text:c="4"/>print("In" if t in r else "No")</text:p>
      <text:p text:style-name="Text_20_body"/>
      <text:p text:style-name="Text_20_body">Результати роботи:</text:p>
      <text:p text:style-name="Text_20_body">Part 1</text:p>
      <text:p text:style-name="Text_20_body">"</text:p>
      <text:p text:style-name="Text_20_body">Буває часом сліпну від краси</text:p>
      <text:p text:style-name="Text_20_body">Буває, часом сліпну від краси.</text:p>
      <text:p text:style-name="Text_20_body">Спинюсь, не тямлю, що воно за диво,—</text:p>
      <text:p text:style-name="Text_20_body">оці степи, це небо, ці ліси,</text:p>
      <text:p text:style-name="Text_20_body">усе так гарно, чисто, незрадливо,</text:p>
      <text:p text:style-name="Text_20_body">усе як є — дорога, явори,</text:p>
      <text:p text:style-name="Text_20_body">усе моє, все зветься — Україна.</text:p>
      <text:p text:style-name="Text_20_body">Така краса, висока і нетлінна,</text:p>
      <text:p text:style-name="Text_20_body">що хоч спинись і з Богом говори.</text:p>
      <text:p text:style-name="Text_20_body"/>
      <text:p text:style-name="Text_20_body">Part 2</text:p>
      <text:p text:style-name="Text_20_body">Python version <text:s/>3.10.0 (v3.10.0:b494f5935c, Oct <text:s/>4 2021, 14:59:20) [Clang 12.0.5 (clang-1205.0.22.11)]</text:p>
      <text:p text:style-name="Text_20_body">Part 3</text:p>
      <text:p text:style-name="Text_20_body">2022-05-02 19:55:23</text:p>
      <text:p text:style-name="Text_20_body">Part 4</text:p>
      <text:p text:style-name="Text_20_body">Input radius 3</text:p>
      <text:p text:style-name="Text_20_body">28.274333882308138</text:p>
      <text:p text:style-name="Text_20_body">Part 5</text:p>
      <text:p text:style-name="Text_20_body">Input name 3</text:p>
      <text:p text:style-name="Text_20_body">Input surname 3</text:p>
      <text:p text:style-name="Text_20_body">3 3</text:p>
      <text:p text:style-name="Text_20_body">Part 6</text:p>
      <text:p text:style-name="Text_20_body">Input number 3</text:p>
      <text:p text:style-name="Text_20_body"><text:soft-page-break/>Input number 3</text:p>
      <text:p text:style-name="Text_20_body">Input number 3</text:p>
      <text:p text:style-name="Text_20_body">Input number 3</text:p>
      <text:p text:style-name="Text_20_body">Input number 3</text:p>
      <text:p text:style-name="Text_20_body">Input number 3</text:p>
      <text:p text:style-name="Text_20_body">List <text:s/>['3', '3', '3', '3', '3', '3']</text:p>
      <text:p text:style-name="Text_20_body">Tuple <text:s/>('3', '3', '3', '3', '3', '3')</text:p>
      <text:p text:style-name="Text_20_body">Part 7</text:p>
      <text:p text:style-name="Text_20_body">Python script, UTF-8 Unicode text executable</text:p>
      <text:p text:style-name="Text_20_body">Part 8</text:p>
      <text:p text:style-name="Text_20_body">Червоний Чорний</text:p>
      <text:p text:style-name="Text_20_body">Part 9</text:p>
      <text:p text:style-name="Text_20_body">Екзамен начнеться з: <text:s/>2014-12-11 00:00:00</text:p>
      <text:p text:style-name="Text_20_body">Part 10</text:p>
      <text:p text:style-name="Text_20_body">Number 3</text:p>
      <text:p text:style-name="Text_20_body">369</text:p>
      <text:p text:style-name="Text_20_body">Part 12</text:p>
      <text:p text:style-name="Text_20_body">Enter year: 3</text:p>
      <text:p text:style-name="Text_20_body">Enter month: 3</text:p>
      <text:p text:style-name="Text_20_body"><text:s text:c="6"/>March 3</text:p>
      <text:p text:style-name="Text_20_body">Mo Tu We Th Fr Sa Su</text:p>
      <text:p text:style-name="Text_20_body"><text:s text:c="16"/>1 <text:s/>2</text:p>
      <text:p text:style-name="Text_20_body"><text:s/>3 <text:s/>4 <text:s/>5 <text:s/>6 <text:s/>7 <text:s/>8 <text:s/>9</text:p>
      <text:p text:style-name="Text_20_body">10 11 12 13 14 15 16</text:p>
      <text:p text:style-name="Text_20_body">17 18 19 20 21 22 23</text:p>
      <text:p text:style-name="Text_20_body">24 25 26 27 28 29 30</text:p>
      <text:p text:style-name="Text_20_body">31</text:p>
      <text:p text:style-name="Text_20_body"/>
      <text:p text:style-name="Text_20_body">Part 13</text:p>
      <text:p text:style-name="Text_20_body">рядок, якого вам не уникнути</text:p>
      <text:p text:style-name="Text_20_body">це</text:p>
      <text:p text:style-name="Text_20_body">це ....... багаторядковий</text:p>
      <text:p text:style-name="Text_20_body"><text:soft-page-break/>рядок heredoc --------&gt; приклад</text:p>
      <text:p text:style-name="Text_20_body"/>
      <text:p text:style-name="Text_20_body">Part 14</text:p>
      <text:p text:style-name="Text_20_body">1 week 2 days</text:p>
      <text:p text:style-name="Text_20_body">9 <text:s/>days</text:p>
      <text:p text:style-name="Text_20_body">Part 15</text:p>
      <text:p text:style-name="Text_20_body">Can`t understand</text:p>
      <text:p text:style-name="Text_20_body">Part 16</text:p>
      <text:p text:style-name="Text_20_body">Number 3</text:p>
      <text:p text:style-name="Text_20_body">14</text:p>
      <text:p text:style-name="Text_20_body">Part 17</text:p>
      <text:p text:style-name="Text_20_body">Number 3</text:p>
      <text:p text:style-name="Text_20_body">num not correct</text:p>
      <text:p text:style-name="Text_20_body">Part 18</text:p>
      <text:p text:style-name="Text_20_body">Number 1 3</text:p>
      <text:p text:style-name="Text_20_body">Number 2 3</text:p>
      <text:p text:style-name="Text_20_body">Number 3 3</text:p>
      <text:p text:style-name="Text_20_body">6</text:p>
      <text:p text:style-name="Text_20_body">6</text:p>
      <text:p text:style-name="Text_20_body">6</text:p>
      <text:p text:style-name="Text_20_body">Part 19</text:p>
      <text:p text:style-name="Text_20_body">String: 3</text:p>
      <text:p text:style-name="Text_20_body">Is 3</text:p>
      <text:p text:style-name="Text_20_body">Part 20</text:p>
      <text:p text:style-name="Text_20_body">String: 3</text:p>
      <text:p text:style-name="Text_20_body">Number: 3</text:p>
      <text:p text:style-name="Text_20_body">3</text:p>
      <text:p text:style-name="Text_20_body">Part 21</text:p>
      <text:p text:style-name="Text_20_body">text: 3</text:p>
      <text:p text:style-name="Text_20_body">number</text:p>
      <text:p text:style-name="Text_20_body">Part 22</text:p>
      <text:p text:style-name="Text_20_body">text: 3</text:p>
      <text:p text:style-name="Text_20_body"><text:soft-page-break/>0</text:p>
      <text:p text:style-name="Text_20_body">Part 23</text:p>
      <text:p text:style-name="Text_20_body">text: 3</text:p>
      <text:p text:style-name="Text_20_body">Number: 3</text:p>
      <text:p text:style-name="Text_20_body">333</text:p>
      <text:p text:style-name="Text_20_body">Part 24</text:p>
      <text:p text:style-name="Text_20_body">Input letter for reading:</text:p>
      <text:p text:style-name="Text_20_body">3</text:p>
      <text:p text:style-name="Text_20_body">Prygolosna</text:p>
      <text:p text:style-name="Text_20_body">Part 25</text:p>
      <text:p text:style-name="Text_20_body">Input list len: 3</text:p>
      <text:p text:style-name="Text_20_body">Input list len: 3</text:p>
      <text:p text:style-name="Text_20_body">Input list len: 3</text:p>
      <text:p text:style-name="Text_20_body">Input list len: e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, sans-serif"/>
    <style:font-face style:name="Georgia" svg:font-family="Georg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, sans-serif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02T14:07:51.264744677</meta:creation-date>
    <dc:date>2022-05-02T20:04:33.524515395</dc:date>
    <meta:editing-duration>PT1H39M53S</meta:editing-duration>
    <meta:editing-cycles>3</meta:editing-cycles>
    <meta:generator>LibreOffice/7.3.2.2$MacOSX_X86_64 LibreOffice_project/49f2b1bff42cfccbd8f788c8dc32c1c309559be0</meta:generator>
    <meta:document-statistic meta:table-count="0" meta:image-count="0" meta:object-count="0" meta:page-count="13" meta:paragraph-count="294" meta:word-count="1364" meta:character-count="8657" meta:non-whitespace-character-count="7463"/>
  </office:meta>
</office:document-meta>
</file>